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none" style:text-line-through-type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2])" office:value-type="float" office:value="33" calcext:value-type="float">
            <text:p>33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727272727272727" calcext:value-type="percentage">
            <text:p>73%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80" calcext:value-type="float">
            <text:p>80</text:p>
          </table:table-cell>
          <table:table-cell table:formula="of:=IF([.E11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60" calcext:value-type="float">
            <text:p>6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1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project</text:p>
          </table:table-cell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List project resources in a list/tree format</text:p>
          </table:table-cell>
          <table:table-cell office:value-type="string" calcext:value-type="string">
            <text:p>Currently display the root resources for a project, the resourceDetail views show the hierarchy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7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4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10-15" calcext:value-type="date">
            <text:p>15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7" office:value-type="date" office:date-value="2014-10-14" calcext:value-type="date">
            <text:p>14/10/14</text:p>
          </table:table-cell>
          <table:table-cell table:style-name="ce9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float" office:value="60" calcext:value-type="float">
            <text:p>60</text:p>
          </table:table-cell>
          <table:table-cell table:formula="of:=IF([.E4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9" office:value-type="string" calcext:value-type="string">
            <text:p>DT26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Resource update subscription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E44]=100;&quot;Yes&quot;;&quot;No&quot;)" office:value-type="string" office:string-value="No" calcext:value-type="string">
            <text:p>No</text:p>
          </table:table-cell>
          <table:table-cell table:style-name="ce9" table:number-columns-repeated="2"/>
          <table:table-cell table:style-name="ce10" office:value-type="string" calcext:value-type="string">
            <text:p>Removed from scope</text:p>
          </table:table-cell>
          <table:table-cell table:style-name="ce9"/>
          <table:table-cell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6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9" calcext:value-type="float">
            <text:p>9</text:p>
          </table:table-cell>
          <table:table-cell table:number-columns-repeated="2"/>
          <table:table-cell table:style-name="ce11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8] / [.B17])" office:value-type="percentage" office:value="0.727272727272727" calcext:value-type="percentage">
            <text:p>73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4:09:19.4699907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18T14:22:05.748982858</dc:date>
    <meta:editing-duration>PT9H42M11S</meta:editing-duration>
    <meta:editing-cycles>35</meta:editing-cycles>
    <meta:generator>LibreOffice/4.2.6.3$Linux_X86_64 LibreOffice_project/420$Build-3</meta:generator>
    <meta:document-statistic meta:table-count="4" meta:cell-count="10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51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51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